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498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 style:family="paragraph" style:parent-style-name="Text_20_body">
      <style:text-properties fo:language="es" fo:country="ES"/>
    </style:style>
    <style:style style:name="P4" style:family="paragraph" style:parent-style-name="Text_20_body">
      <style:paragraph-properties fo:text-align="justify" style:justify-single-word="false"/>
      <style:text-properties fo:language="es" fo:country="ES"/>
    </style:style>
    <style:style style:name="P5" style:family="paragraph" style:parent-style-name="Text_20_body">
      <style:paragraph-properties fo:break-before="pag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10" style:family="paragraph" style:parent-style-name="Table_20_Contents">
      <style:paragraph-properties fo:text-align="justify" style:justify-single-word="false"/>
      <style:text-properties fo:language="es" fo:country="ES"/>
    </style:style>
    <style:style style:name="P11" style:family="paragraph" style:parent-style-name="Bibliography_20_1">
      <style:paragraph-properties>
        <style:tab-stops/>
      </style:paragraph-properties>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text-properties fo:language="es" fo:country="ES"/>
    </style:style>
    <style:style style:name="P15" style:family="paragraph" style:parent-style-name="Text_20_body">
      <style:paragraph-properties fo:text-align="justify" style:justify-single-word="false"/>
      <style:text-properties fo:language="es" fo:country="ES"/>
    </style:style>
    <style:style style:name="P16" style:family="paragraph" style:parent-style-name="Text_20_body" style:list-style-name="L3">
      <style:text-properties fo:language="es" fo:country="ES"/>
    </style:style>
    <style:style style:name="P17" style:family="paragraph" style:parent-style-name="Text_20_body">
      <style:text-properties fo:language="es" fo:country="ES"/>
    </style:style>
    <style:style style:name="P18" style:family="paragraph" style:parent-style-name="Text_20_body">
      <style:paragraph-properties fo:text-align="justify" style:justify-single-word="false"/>
      <style:text-properties fo:language="es" fo:country="ES"/>
    </style:style>
    <style:style style:name="P19" style:family="paragraph" style:parent-style-name="Text_20_body">
      <style:paragraph-properties fo:break-before="page"/>
    </style:style>
    <style:style style:name="P20" style:family="paragraph" style:parent-style-name="Table_20_Contents">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1" style:family="paragraph" style:parent-style-name="Heading_20_3">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s" fo:country="ES"/>
    </style:style>
    <style:style style:name="T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Heading_20_1">Instance selection for classification purposes using C45 and FARC-HD classifi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table-of-content text:style-name="Sect2"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1" text:name="Indice generale1_Head">
            <text:p text:style-name="Contents_20_Heading">Indice generale</text:p>
          </text:index-title>
          <text:p text:style-name="P22">1. Introduzione<text:tab/>3</text:p>
          <text:p text:style-name="P22">2. Scenario di lavoro<text:tab/>4</text:p>
          <text:p text:style-name="P24">2.1. Ambiente di sviluppo<text:tab/>4</text:p>
          <text:p text:style-name="P24">2.2. Gli algoritmi di selezione delle istanze<text:tab/>4</text:p>
          <text:p text:style-name="P23">2.2.1. Procedimento di selezione<text:tab/>5</text:p>
          <text:p text:style-name="P25">2.2.1.1. Incrementale<text:tab/>5</text:p>
          <text:p text:style-name="P25">2.2.1.2. Decrementale<text:tab/>5</text:p>
          <text:p text:style-name="P25">2.2.1.3. Batch<text:tab/>6</text:p>
          <text:p text:style-name="P25">2.2.1.4. Mixed<text:tab/>6</text:p>
          <text:p text:style-name="P25">2.2.1.5. Fixed<text:tab/>7</text:p>
          <text:p text:style-name="P23">2.2.2. Tipologie di istanze selezionate<text:tab/>7</text:p>
          <text:p text:style-name="P25">2.2.2.1. Condensation<text:tab/>7</text:p>
          <text:p text:style-name="P25">2.2.2.2. Edition<text:tab/>7</text:p>
          <text:p text:style-name="P25">2.2.2.3. Hybrid<text:tab/>7</text:p>
          <text:p text:style-name="P22">Bibliografia<text:tab/>8</text:p>
        </text:index-body>
      </text:table-of-content>
      <text:p text:style-name="Text_20_body"/>
      <text:h text:style-name="Heading_20_3" text:outline-level="1" text:is-list-header="true"/>
      <text:h text:style-name="P21" text:outline-level="1" text:restart-numbering="true" text:start-value="-1">Introduzione</text:h>
      <text:p text:style-name="P1">Uno dei campi di studio piu importanti all'interno del "data mining" riguarda lo sforzo per ottenere modelli di decisione con una elevata precisione ed una forte interpretabilità da parte di esperti umani.</text:p>
      <text:p text:style-name="P1">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publisher="ScienceDirect" text:title="Evolutionary stratified training set selection for extracting classification rules with trade off precision-interpretability">[1]</text:bibliography-mark>.</text:p>
      <text:p text:style-name="P1">Gli algoritmi di riduzione dei dati rappresentano un valido approccio già più volte utilizzato in letteratura per ottenere un trade-off soddisfacente dal punto di vista del rapporto "interpetability/precision".</text:p>
      <text:p text:style-name="P1">In questo documento viene effettuato uno studio sugli algoritmi di selezione delle instanze con scopo di classificazione. Nello studio vengono prese in considerazione oltre 40 tipologie di algoritmi per la selezione delle instanze ed i risultati vengono valutati facendo uso di due classificatori appartanenti a famiglie diverse di algoritmi di classificazione.</text:p>
      <text:p text:style-name="P1">Il C4.5 è senza dubbio uno dei più importanti algoritmi di classificazione esistenti, si tratta di un algoritmo ampiamente testato in letteratura e che si basa sulla creazione di un albero di decisione, che viene poi opportunamente ridotto tramite algoritmi di "pruning" applicati all'albero di decisione.</text:p>
      <text:p text:style-name="P1">Il FARC-HD è un moderno algoritmo di classificazione<text:bibliography-mark text:identifier="FARC-HD" text:bibliography-type="article" text:author="Jesús Alcalá-Fdez, Rafael Alcalá, F.Herrera" text:publisher="IEEE TRANSACTIONS ON FUZZY SYSTEMS" text:title="A Fuzzy Association Rule-Based Classification Model for High-Dimensional Problems with Genetic Rule Selection and Lateral Tuning" text:year="2011">[2]</text:bibliography-mark> sviluppato dal team dell'università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text:bibliography-mark text:identifier="Tuning" text:bibliography-type="article" text:author="R.Alcalá, M.J. Gacto, F.Herrera" text:publisher="IEEE TRANSACTIONS ON FUZZY SYSTEMS" text:title="A Fast and Scalable Multi-Objective Genetic Fuzzy System for Linguistic Fuzzy Modeling in High-Dimensional Regression Problems" text:year="2011">[3]</text:bibliography-mark>.</text:p>
      <text:p text:style-name="P1">Le simulazioni sono state effettuate facendo uso del software tool KEEL, sviluppato per eseguire simulazioni usando algoritmi per l'intelligenza artificiale .</text:p>
      <text:p text:style-name="P1"/>
      <text:h text:style-name="Heading_20_3" text:outline-level="1" text:is-list-header="true"/>
      <text:h text:style-name="P21"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Nei capitoli successivi viene fatta una descrizione completa del lavoro </text:p>
      <text:p text:style-name="P3"/>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in passato di un progetto per lo sviluppo di codice Java all'interno di un apposito tool. Si tratta di un progetto ambizioso che ha saputo mettere insieme competenze e conoscenze di più centri di ricerca per la creazione di un tool di sviluppo che prende il nome di KEEL.</text:p>
      <text:p text:style-name="P4">Il tool è in costante aggiornamento e mette a disposizione, con licensa open-source, una enorme quantità di algoritmi per l'intelligenza artificiale, quasi tutto il codice sviluppato dai centri di ricerca che aderiscono al progetto è già in gran parte disponibile all'interno del tool.</text:p>
      <text:p text:style-name="P4">La scelta di utilizzare il Keel Software tool, ha permesso il riutilizzo di una enorme quantità di codice per altro già testato e verificato parecchie volte tramite esperimenti e simulazioni analoghe.</text:p>
      <text:p text:style-name="P4">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5">isolamento</text:span> dell'ambiente di esecuazione che viene effettuato dalla presenza della JVM.</text:p>
      <text:p text:style-name="P4">Le simulazioni, infatti, sono state effettuate su un cluster condiviso (di proprietà dell'università di Granada), appare chiaro, pertanto, che l'isolamento quanto più forte possibile dell'ambiente di esecuzione sia in questo un requisito di sicurezza essenziale in questa tipologia di progetto. </text:p>
      <text:p text:style-name="P4">A tal proposito evidenziamo il fatto che la JVM non soltanto ha permesso un isolamento dello spazio di memoria, ma sono stati impostati anche i parametri corretti per forzare l'esecuzione all'interno di uno spazio di memoria limitato in modo che processi diversi non interferiscano tra loro nella richiesta delle risorse di memoria.</text:p>
      <text:h text:style-name="Heading_20_5" text:outline-level="2">Gli algoritmi di selezione delle istanze</text:h>
      <text:p text:style-name="P1">Le simulazioni sono state effettuate su un set composto da oltre 40 algoritmi per la selezione delle istanze. </text:p>
      <text:p text:style-name="P1">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4]</text:bibliography-mark>.</text:p>
      <text:p text:style-name="P1">In particolare gli algoritmi sono stati caratterizzati basandosi su alcune delle loro caratteristiche:</text:p>
      <text:list xml:id="list33509800" text:style-name="L1">
        <text:list-item>
          <text:p text:style-name="P12">Procedimento con il quale vengono selezionate le istanze.</text:p>
        </text:list-item>
        <text:list-item>
          <text:p text:style-name="P12">Tipologia di istanze che vengono selezionate per ogni algoritmo.</text:p>
        </text:list-item>
      </text:list>
      <text:p text:style-name="P1"/>
      <text:h text:style-name="Heading_20_7" text:outline-level="3"><text:soft-page-break/>Procedimento di selezione</text:h>
      <text:p text:style-name="P1">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1">Nel procedimento di selezione delle istanze sono possibili diversi approcci ed in particolare si differenziano:</text:p>
      <text:list xml:id="list33525380" text:style-name="L2">
        <text:list-item>
          <text:p text:style-name="P13">Incrementale</text:p>
        </text:list-item>
        <text:list-item>
          <text:p text:style-name="P13">Decrementale</text:p>
        </text:list-item>
        <text:list-item>
          <text:p text:style-name="P13">Batch</text:p>
        </text:list-item>
        <text:list-item>
          <text:p text:style-name="P13">Mixed</text:p>
        </text:list-item>
        <text:list-item>
          <text:p text:style-name="P13">Fixed</text:p>
          <text:p text:style-name="P13"/>
        </text:list-item>
      </text:list>
      <text:h text:style-name="Heading_20_8" text:outline-level="4">Incrementale</text:h>
      <text:p text:style-name="P1">In questo caso l'algoritmo di selezione inizia lavorando con un set di istanze selezionato nullo, ovvero all'istante iniziale t0 l'insieme S è costituito unicamente dall'insieme vuoto: <text:span text:style-name="T1">S</text:span>=0.</text:p>
      <text:p text:style-name="P1">L'algoritmo seguendo un proprio criterio seleziona le istanze del <text:span text:style-name="T1">TR </text:span><text:span text:style-name="T3">e le aggiunge all'insieme </text:span><text:span text:style-name="T1">S </text:span><text:span text:style-name="T3">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1">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8">Vantaggi</text:p>
          </table:table-cell>
          <table:table-cell table:style-name="Tabella1.B1" office:value-type="string">
            <text:p text:style-name="P8">Svantaggi</text:p>
          </table:table-cell>
        </table:table-row>
        <table:table-row>
          <table:table-cell table:style-name="Tabella1.A2" office:value-type="string">
            <text:p text:style-name="P7">Richiedono generalmente una quantità limitata di memoria.</text:p>
            <text:p text:style-name="P7">Ciò dipende dal fatto che nell'insieme <text:span text:style-name="T1">S </text:span><text:span text:style-name="T3"><text:s/>è presente soltanto un numero limitato di istanze ed in particolare all'inizio tale insieme è nullo.</text:span></text:p>
          </table:table-cell>
          <table:table-cell table:style-name="Tabella1.B2" office:value-type="string">
            <text:p text:style-name="P7">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9">Tempi di esecuzione più brevi, poichè il set di lavoro <text:span text:style-name="T1">S</text:span> è sempre di dimensioni ridotte.</text:p>
          </table:table-cell>
          <table:table-cell table:style-name="Tabella1.B2" office:value-type="string">
            <text:p text:style-name="P7"/>
          </table:table-cell>
        </table:table-row>
        <table:table-row>
          <table:table-cell table:style-name="Tabella1.A2" office:value-type="string">
            <text:p text:style-name="P7">Possibilità di inserire nuovi dati successivamente all'addestramento.</text:p>
            <text:p text:style-name="P7">Se dovessero essere disponibili nuovi dati in seguito all'addestramento, l'algoritmo di selezione potrebbe valutare se tali dati soddisfano o meno i criteri di selezione.</text:p>
          </table:table-cell>
          <table:table-cell table:style-name="Tabella1.B2" office:value-type="string">
            <text:p text:style-name="P7"/>
          </table:table-cell>
        </table:table-row>
      </table:table>
      <text:p text:style-name="P1"/>
      <text:h text:style-name="Heading_20_8" text:outline-level="4">Decrementale</text:h>
      <text:p text:style-name="P1">È l'approccio inverso rispetto all'incrementale. All'istante iniziale t0 il set <text:span text:style-name="T1">S </text:span><text:span text:style-name="T3">risulta essere composto dall'intero tranining-set, ovvero </text:span><text:span text:style-name="T1">S</text:span><text:span text:style-name="T3">=</text:span><text:span text:style-name="T1">TR</text:span><text:span text:style-name="T3">.</text:span></text:p>
      <text:p text:style-name="P2">Facendo l'analogia con il caso incrementale risulta facile ottenere vantaggi e svantaggi, almeno teorici, di questa tipologia di algoritmi.</text:p>
      <text:p text:style-name="P1"><text:soft-page-break/></text:p>
      <table:table table:name="Tabella2" table:style-name="Tabella2">
        <table:table-column table:style-name="Tabella2.A"/>
        <table:table-column table:style-name="Tabella2.B"/>
        <table:table-row>
          <table:table-cell table:style-name="Tabella2.A1" office:value-type="string">
            <text:p text:style-name="P8">Vantaggi</text:p>
          </table:table-cell>
          <table:table-cell table:style-name="Tabella2.B1" office:value-type="string">
            <text:p text:style-name="P8">Svantaggi</text:p>
          </table:table-cell>
        </table:table-row>
        <table:table-row>
          <table:table-cell table:style-name="Tabella2.A2" office:value-type="string">
            <text:p text:style-name="P7"><text:span text:style-name="T3">Questo tipo di algoritmo inizia la propria esecuzione con </text:span><text:span text:style-name="T1">S</text:span><text:span text:style-name="T3">=</text:span><text:span text:style-name="T1">TR</text:span><text:span text:style-name="T3">, per questo motivo è possibile limitare maggiormente (rispetto all'approccio incrementale) gli errori nella selezione delle istanze).</text:span></text:p>
          </table:table-cell>
          <table:table-cell table:style-name="Tabella2.B2" office:value-type="string">
            <text:p text:style-name="P7">Principale svantaggio è rappresentato dai costi in termini di memoria e di tempi di esecuzione dell'algoritmo.</text:p>
            <text:p text:style-name="P7">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9">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7"/>
          </table:table-cell>
        </table:table-row>
      </table:table>
      <text:p text:style-name="P6"/>
      <text:h text:style-name="Heading_20_8" text:outline-level="4">Batch</text:h>
      <text:p text:style-name="P1">È una tipologia di approccio molto simile all'approccio decrementale con la differenza fondamentale che le istanze non vengono eliminate una alla volta, ma tutte insieme allo stesso istante.</text:p>
      <text:p text:style-name="P1">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1">Questa famiglia di algoritmi è <text:span text:style-name="T4">contraddistinta</text:span> essenzialmente delle <text:span text:style-name="T4">stesse caratteristiche, in termini di vantaggi e svantaggi, della famiglia decrementale.</text:span></text:p>
      <text:p text:style-name="P4"/>
      <text:h text:style-name="Heading_20_8"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8">Vantaggi</text:p>
          </table:table-cell>
          <table:table-cell table:style-name="Tabella3.B1" office:value-type="string">
            <text:p text:style-name="P8">Svantaggi</text:p>
          </table:table-cell>
        </table:table-row>
        <table:table-row>
          <table:table-cell table:style-name="Tabella3.A2" office:value-type="string">
            <text:p text:style-name="P20">Rispetto alla famiglia incrementale permette una strategia di “aggiustamento” dell'algoritmo, rispetto alle scelte iniziali (che potrebbero essere affette da errori).</text:p>
          </table:table-cell>
          <table:table-cell table:style-name="Tabella3.B2" office:value-type="string">
            <text:p text:style-name="P10">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text:soft-page-break/>Fixed</text:h>
      <text:p text:style-name="P3">Si tratta di una particolare tipologia di approccio di tipo Mixed. In questo caso il numero di istanze selezionate è predeterminato (o settato da un esperto, oppure determinato dall'algoritmo stesso all'inizio della fase di apprendimento).</text:p>
      <text:p text:style-name="P3">Questo tipo di strategia è poco comune per algoritmi di selezione delle instanze (risulta molto usata, invece, nel caso di algoritmi che si occupano di generazione delle istanze).</text:p>
      <text:p text:style-name="P3"/>
      <text:h text:style-name="Heading_20_7" text:outline-level="3">Tipologie di istanze selezionate</text:h>
      <text:p text:style-name="P3">Come già detto, la classificazione degli algoritmi di selezione delle istanze tiene anche in considerazione la tipologia di istanze che vengono selezionate dagli algoritmi, oltre che la modalità con cui vengono selezionate le istanze.</text:p>
      <text:p text:style-name="P3">Da questo punto di vista gli algoritmi di selezione possono essere divisi nelle famiglie:</text:p>
      <text:list xml:id="list33527730" text:style-name="L3">
        <text:list-item>
          <text:p text:style-name="P16">Condensation</text:p>
        </text:list-item>
        <text:list-item>
          <text:p text:style-name="P16">Edition</text:p>
        </text:list-item>
        <text:list-item>
          <text:p text:style-name="P16">Hybrid</text:p>
        </text:list-item>
      </text:list>
      <text:h text:style-name="Heading_20_8" text:outline-level="4">Condensation</text:h>
      <text:p text:style-name="P3">Gli algoritmi di tipo condensation hanno un criterio di selezione delle istanze che tende a selezionare le istanze che si trovano nei pressi della soglia di decisione.</text:p>
      <text:p text:style-name="P3">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3">La strategia Edition è opposta rispetto alla strategia Condensation. Gli algoritmi di questa famiglia tendono a rimuovere i punti che si trovano nei pressi della soglia di decisione.</text:p>
      <text:p text:style-name="P3">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In questo caso la percentale di riduzione del numero di istanze è mediamente più bassa.</text:p>
      <text:h text:style-name="Heading_20_8" text:outline-level="4">Hybrid</text:h>
      <text:p text:style-name="P3">Buona parte dei metodi di selezione delle istanze appartengono in realtà ad una famiglia ibrida che cerca di ottenere un compromesso quanto più possibile ottimale tra il <text:span text:style-name="T2">condensation</text:span> e l' <text:span text:style-name="T2">edition.</text:span></text:p>
      <text:p text:style-name="P3"/>
      <text:p text:style-name="Text_20_body">Gli algoritmi analizzati risul</text:p>
      <text:p text:style-name="Text_20_body">One of the main topic in classification's problems is strongly connected to generate highly precise and interpretable models. The data reduction is a preprocess approch that could help </text:p>
      <text:p text:style-name="Text_20_body"/>
      <text:p text:style-name="Text_20_body"/>
      <text:p text:style-name="P5"/>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1">[1] José Ramon Cano, Francisco Herrera, Manuel Lozano: Evolutionary stratified training set selection for extracting classification rules with trade off precision-interpretability, </text:p>
          <text:p text:style-name="P11">[2] Jesús Alcalá-Fdez, Rafael Alcalá, F.Herrera: A Fuzzy Association Rule-Based Classification Model for High-Dimensional Problems with Genetic Rule Selection and Lateral Tuning, 2011</text:p>
          <text:p text:style-name="P11">[3] R.Alcalá, M.J. Gacto, F.Herrera: A Fast and Scalable Multi-Objective Genetic Fuzzy System for Linguistic Fuzzy Modeling in High-Dimensional Regression Problems, 2011</text:p>
          <text:p text:style-name="P11">[4] Salvador Garcia, Joaquin Derrac, José Cano, Francisco Herrera: Prototype selection for Nearest Neighbor Classification: Taxonomy and Empirical Study,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00M32S</meta:editing-duration>
    <meta:editing-cycles>9</meta:editing-cycles>
    <meta:generator>OpenOffice.org/3.2$Win32 OpenOffice.org_project/320m18$Build-9502</meta:generator>
    <dc:date>2011-10-07T16:28:26.60</dc:date>
    <dc:creator>Bruno Giglio</dc:creator>
    <meta:document-statistic meta:table-count="3" meta:image-count="0" meta:object-count="0" meta:page-count="8" meta:paragraph-count="108" meta:word-count="1868" meta:character-count="13009"/>
    <meta:user-defined meta:name="Info 1"/>
    <meta:user-defined meta:name="Info 2"/>
    <meta:user-defined meta:name="Info 3"/>
    <meta:user-defined meta:name="Info 4"/>
  </office:meta>
</office:document-meta>
</file>